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omplexTypeDecl.get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DerivedByExtension( String ancestorNS , String ancestorName , int derivationMethod , XSTypeDefinition typ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ComplexTypeDecl.get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Typ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setIs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DerivedByAny( String ancestorNS , String ancestorName , int derivationMethod , XSTypeDefinition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ComplexTypeDecl.XSComplexType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ComplexType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DerivedByRestriction( String ancestorNS , String ancestorName , int derivationMethod , XSTypeDefinition ty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ComplexTypeDec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omplexTypeDec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ContentModel( CMBuilder cmBuilder , boolean forUP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ComplexTypeDecl.getAttributeUse( String namespa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ComplexTypeDecl.derivedFromType( XSTypeDefinition ancestor , short derivation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ComplexTypeDecl.containsTy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Prohibited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setValues( String name , String targetNamespace , XSTypeDefinition baseType , short derivedBy , short schemaFinal , short block , short contentType , boolean isAbstract , XSAttributeGroupDecl attrGrp , XSSimpleType simpleType , XSParticleDecl particle , XSObjectListImpl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ComplexTypeDecl.isDOMDerivedFrom( String ancestorNS , String ancestorName , int derivationMethod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XSComplexTypeDecl.appendTypeInfo( StringBuffer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ComplexTypeDecl.getContentModel( CMBuilder cm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Derivat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Simp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Attribute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ProhibitedSubstitution( short prohib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Final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derivedFrom( String ancestorNS , String ancestorName , short derivationMetho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ComplexTypeDec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setContainsTy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DerivedFrom( String typeNamespaceArg , String typeNameArg , in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setIsAbstra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isFinal( short deriv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AttrG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Attribut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mplexTypeDecl.getType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